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style:use-window-font-color="true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font-variant="normal" fo:text-transform="none" fo:color="#00ae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text-properties fo:font-variant="normal" fo:text-transform="none" fo:color="#ff0000" style:font-name="Courier New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557f5f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3pt" fo:font-weight="bold" style:font-name-asian="Courier New" style:font-size-asian="13pt" style:font-weight-asian="bold" style:font-name-complex="Courier New" style:font-size-complex="13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style:use-window-font-color="true" style:font-name="Arial" fo:font-size="10pt" fo:letter-spacing="normal" fo:font-style="normal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Preformatted_20_Text">
      <style:text-properties fo:font-variant="normal" fo:text-transform="none" fo:color="#000000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24" style:family="paragraph" style:parent-style-name="Preformatted_20_Text">
      <style:text-properties style:font-name="Arial" fo:font-size="10pt" style:font-size-asian="10pt" style:font-size-complex="10pt"/>
    </style:style>
    <style:style style:name="P25" style:family="paragraph" style:parent-style-name="Preformatted_20_Text">
      <style:text-properties style:font-name="Arial" fo:font-size="14pt" style:font-size-asian="14pt" style:font-size-complex="14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2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fo:color="#000000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color="#3f55bf"/>
    </style:style>
    <style:style style:name="T12" style:family="text">
      <style:text-properties fo:color="#7f9fbf" fo:font-weight="bold" style:font-weight-asian="bold" style:font-weight-complex="bold"/>
    </style:style>
    <style:style style:name="T13" style:family="text">
      <style:text-properties fo:color="#0000c0"/>
    </style:style>
    <style:style style:name="T14" style:family="text">
      <style:text-properties fo:color="#00ae00"/>
    </style:style>
    <style:style style:name="T15" style:family="text">
      <style:text-properties fo:color="#00ae00" fo:font-weight="bold" style:font-weight-asian="bold" style:font-weight-complex="bold"/>
    </style:style>
    <style:style style:name="T16" style:family="text">
      <style:text-properties fo:color="#557f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łumaczenie tabel na różne wersje językowe</text:p>
      <text:p text:style-name="P24"/>
      <text:p text:style-name="P10">Instalacja <text:span text:style-name="T1">composer.phar </text:span><text:span text:style-name="T2">Step3 – Fixtures</text:span></text:p>
      <text:p text:style-name="P24"/>
      <text:p text:style-name="P2">1. Do pliku composer.json dodajemy następujący wpis:</text:p>
      <text:p text:style-name="P23"/>
      <text:p text:style-name="P3">{</text:p>
      <text:p text:style-name="P3"><text:s text:c="4"/>"require": {</text:p>
      <text:p text:style-name="P3">...</text:p>
      <text:p text:style-name="P11"><text:span text:style-name="T4"><text:s text:c="8"/></text:span>"stof/doctrine-extensions-bundle": "~1.1@dev"</text:p>
      <text:p text:style-name="P3"><text:s text:c="4"/>}</text:p>
      <text:p text:style-name="P3">}</text:p>
      <text:p text:style-name="P2"/>
      <text:p text:style-name="P2">2. Update wersji biblioteki</text:p>
      <text:p text:style-name="P2"/>
      <text:p text:style-name="P4">Biblioteki najlepiej instalować eksportująć projekt (bez svn) następnie wpisujemy polecenie</text:p>
      <text:p text:style-name="P2"/>
      <text:p text:style-name="P1">$ php composer.phar update</text:p>
      <text:p text:style-name="P1"/>
      <text:p text:style-name="P1">lub</text:p>
      <text:p text:style-name="P5"/>
      <text:p text:style-name="P5">$ php composer.phar update stof/doctrine-extensions-bundle</text:p>
      <text:p text:style-name="P5"/>
      <text:p text:style-name="P2">3. Rejestracja biblioteki w projekcie</text:p>
      <text:p text:style-name="P2"/>
      <text:p text:style-name="P6">/jobeet2/app/AppKernel.php</text:p>
      <text:p text:style-name="P6">...</text:p>
      <text:p text:style-name="P8"><text:span text:style-name="T6"><text:s text:c="8"/>$bundles = </text:span><text:span text:style-name="T8">array</text:span><text:span text:style-name="T6">(</text:span></text:p>
      <text:p text:style-name="P12"><text:span text:style-name="T6"><text:s text:c="12"/></text:span><text:span text:style-name="T8">new </text:span><text:span text:style-name="T6">Symfony\Bundle\FrameworkBundle\FrameworkBundle(),</text:span></text:p>
      <text:p text:style-name="P12"><text:span text:style-name="T6"><text:s text:c="12"/></text:span><text:span text:style-name="T8">new </text:span><text:span text:style-name="T6">Symfony\Bundle\SecurityBundle\SecurityBundle(),</text:span></text:p>
      <text:p text:style-name="P12"><text:span text:style-name="T6"><text:s text:c="12"/></text:span><text:span text:style-name="T8">new </text:span><text:span text:style-name="T6">Symfony\Bundle\TwigBundle\TwigBundle(),</text:span></text:p>
      <text:p text:style-name="P12"><text:span text:style-name="T6"><text:s text:c="12"/></text:span><text:span text:style-name="T8">new </text:span><text:span text:style-name="T6">Symfony\Bundle\MonologBundle\MonologBundle(),</text:span></text:p>
      <text:p text:style-name="P12"><text:span text:style-name="T6"><text:s text:c="12"/></text:span><text:span text:style-name="T8">new </text:span><text:span text:style-name="T6">Symfony\Bundle\SwiftmailerBundle\SwiftmailerBundle(),</text:span></text:p>
      <text:p text:style-name="P12"><text:span text:style-name="T6"><text:s text:c="12"/></text:span><text:span text:style-name="T8">new </text:span><text:span text:style-name="T6">Symfony\Bundle\AsseticBundle\AsseticBundle(),</text:span></text:p>
      <text:p text:style-name="P12"><text:span text:style-name="T6"><text:s text:c="12"/></text:span><text:span text:style-name="T8">new </text:span><text:span text:style-name="T6">Doctrine\Bundle\DoctrineBundle\DoctrineBundle(),</text:span></text:p>
      <text:p text:style-name="P12"><text:span text:style-name="T6"><text:s text:c="12"/></text:span><text:span text:style-name="T8">new </text:span><text:span text:style-name="T6">Sensio\Bundle\FrameworkExtraBundle\SensioFrameworkExtraBundle(),</text:span></text:p>
      <text:p text:style-name="P12"><text:span text:style-name="T6"><text:s text:c="12"/></text:span><text:span text:style-name="T8">new </text:span><text:span text:style-name="T6">JMS\AopBundle\JMSAopBundle(),</text:span></text:p>
      <text:p text:style-name="P12"><text:span text:style-name="T6"><text:s text:c="12"/></text:span><text:span text:style-name="T8">new </text:span><text:span text:style-name="T6">JMS\DiExtraBundle\JMSDiExtraBundle($this),</text:span></text:p>
      <text:p text:style-name="P12"><text:span text:style-name="T6"><text:s text:c="12"/></text:span><text:span text:style-name="T8">new </text:span><text:span text:style-name="T6">JMS\SecurityExtraBundle\JMSSecurityExtraBundle(),</text:span></text:p>
      <text:p text:style-name="P12"><text:span text:style-name="T6"><text:s text:c="12"/></text:span><text:span text:style-name="T8">new </text:span><text:span text:style-name="T6">Ens\JobeetBundle\EnsJobeetBundle(),</text:span></text:p>
      <text:p text:style-name="P12"><text:span text:style-name="T6"><text:s text:c="12"/></text:span><text:span text:style-name="T8">new </text:span><text:span text:style-name="T6">Doctrine\Bundle\FixturesBundle\DoctrineFixturesBundle(),</text:span></text:p>
      <text:p text:style-name="P15"><text:s text:c="12"/></text:p>
      <text:p text:style-name="P12"><text:span text:style-name="T6"><text:s text:c="12"/></text:span><text:span text:style-name="T8">new </text:span><text:span text:style-name="T6">Sonata\AdminBundle\SonataAdminBundle(),</text:span></text:p>
      <text:p text:style-name="P12"><text:span text:style-name="T6"><text:s text:c="12"/></text:span><text:span text:style-name="T8">new </text:span><text:span text:style-name="T6">Sonata\BlockBundle\SonataBlockBundle(),</text:span></text:p>
      <text:p text:style-name="P12"><text:span text:style-name="T6"><text:s text:c="12"/></text:span><text:span text:style-name="T8">new </text:span><text:span text:style-name="T6">Sonata\jQueryBundle\SonatajQueryBundle(),</text:span></text:p>
      <text:p text:style-name="P12"><text:span text:style-name="T6"><text:s text:c="12"/></text:span><text:span text:style-name="T8">new </text:span><text:span text:style-name="T6">Sonata\DoctrineORMAdminBundle\SonataDoctrineORMAdminBundle(),</text:span></text:p>
      <text:p text:style-name="P12"><text:span text:style-name="T6"><text:s text:c="12"/></text:span><text:span text:style-name="T8">new </text:span><text:span text:style-name="T6">Knp\Bundle\MenuBundle\KnpMenuBundle(),</text:span></text:p>
      <text:p text:style-name="P11"><text:s text:c="12"/><text:span text:style-name="T9">new </text:span>Stof\DoctrineExtensionsBundle\StofDoctrineExtensionsBundle(),</text:p>
      <text:p text:style-name="P15"><text:s text:c="8"/>);</text:p>
      <text:p text:style-name="P6">...</text:p>
      <text:p text:style-name="P6"/>
      <text:p text:style-name="P6">4. #app/config/config.yml</text:p>
      <text:p text:style-name="P6"/>
      <text:p text:style-name="P7"># Doctrine Configuration</text:p>
      <text:p text:style-name="P12">doctrine:</text:p>
      <text:p text:style-name="P12"><text:s text:c="4"/>dbal:</text:p>
      <text:p text:style-name="P12"><text:s text:c="8"/>driver: <text:s text:c="2"/>"%database_driver%"</text:p>
      <text:p text:style-name="P12"><text:s text:c="8"/>host: <text:s text:c="4"/>"%database_host%"</text:p>
      <text:p text:style-name="P12"><text:s text:c="8"/>port: <text:s text:c="4"/>"%database_port%"</text:p>
      <text:p text:style-name="P12"><text:s text:c="8"/>dbname: <text:s text:c="2"/>"%database_name%"</text:p>
      <text:p text:style-name="P12"><text:s text:c="8"/>user: <text:s text:c="4"/>"%database_user%"</text:p>
      <text:p text:style-name="P12"><text:s text:c="8"/>password: "%database_password%"</text:p>
      <text:p text:style-name="P12"><text:s text:c="8"/>charset: <text:s/>UTF8</text:p>
      <text:p text:style-name="P12"><text:soft-page-break/></text:p>
      <text:p text:style-name="P12"><text:s text:c="4"/>orm:</text:p>
      <text:p text:style-name="P12"><text:s text:c="8"/>auto_generate_proxy_classes: "%kernel.debug%"</text:p>
      <text:p text:style-name="P12"><text:s text:c="8"/>auto_mapping: true</text:p>
      <text:p text:style-name="P11"><text:s text:c="8"/>mappings:</text:p>
      <text:p text:style-name="P11"><text:s text:c="12"/>gedmo_translatable:</text:p>
      <text:p text:style-name="P11"><text:s text:c="16"/>type: annotation</text:p>
      <text:p text:style-name="P11"><text:s text:c="16"/>prefix: Gedmo\Translatable\Entity</text:p>
      <text:p text:style-name="P11"><text:s text:c="16"/>dir: "%kernel.root_dir%/../vendor/gedmo/doctrine-extensions/lib/Gedmo/Translatable/Entity"</text:p>
      <text:p text:style-name="P11"><text:s text:c="16"/>alias: GedmoTranslatable # this one is optional and will default to the name set for the mapping</text:p>
      <text:p text:style-name="P11"><text:s text:c="16"/>is_bundle: false</text:p>
      <text:p text:style-name="P11"/>
      <text:p text:style-name="P11">stof_doctrine_extensions:</text:p>
      <text:p text:style-name="P11"><text:s text:c="4"/>default_locale: en_EN</text:p>
      <text:p text:style-name="P11"><text:s text:c="4"/>translation_fallback: true</text:p>
      <text:p text:style-name="P11"><text:s text:c="4"/>orm:</text:p>
      <text:p text:style-name="P11"><text:s text:c="8"/>default: </text:p>
      <text:p text:style-name="P11"><text:s text:c="12"/>translatable: true</text:p>
      <text:p text:style-name="P14"><text:s text:c="29"/></text:p>
      <text:p text:style-name="P14">#sprawdzenie konfiguracji: </text:p>
      <text:p text:style-name="P14"/>
      <text:p text:style-name="P13"><text:tab/>php app/console doctrine:mapping:info</text:p>
      <text:p text:style-name="P6"/>
      <text:p text:style-name="P6">5. Zmiana w tabeli w bazie danych</text:p>
      <text:p text:style-name="P6"/>
      <text:p text:style-name="P6">src/Ens/JobeetBundle/Resources/config/doctrine/Category.orm.yml</text:p>
      <text:p text:style-name="P6"/>
      <text:p text:style-name="P7"># <text:span text:style-name="T7">src</text:span>/<text:span text:style-name="T7">Ens</text:span>/JobeetBundle/Resources/<text:span text:style-name="T7">config</text:span>/doctrine/Category.orm.yml</text:p>
      <text:p text:style-name="P12"><text:span text:style-name="T7">Ens</text:span>\JobeetBundle\Entity\Category:</text:p>
      <text:p text:style-name="P12"><text:s text:c="2"/>type: entity</text:p>
      <text:p text:style-name="P12"><text:s text:c="2"/>repositoryClass: <text:span text:style-name="T7">Ens</text:span>\JobeetBundle\Repository\CategoryRepository</text:p>
      <text:p text:style-name="P12"><text:s text:c="2"/>table: category</text:p>
      <text:p text:style-name="P11"><text:s text:c="2"/><text:span text:style-name="T10">gedmo</text:span>:</text:p>
      <text:p text:style-name="P11"><text:s text:c="4"/>translation:</text:p>
      <text:p text:style-name="P11"><text:s text:c="6"/><text:span text:style-name="T10">locale</text:span>: localeField</text:p>
      <text:p text:style-name="P12"><text:s text:c="2"/>id:</text:p>
      <text:p text:style-name="P12"><text:s text:c="4"/>id:</text:p>
      <text:p text:style-name="P12"><text:s text:c="6"/>type: integer</text:p>
      <text:p text:style-name="P12"><text:s text:c="6"/>generator: { strategy: AUTO }</text:p>
      <text:p text:style-name="P12"><text:s text:c="2"/>fields:</text:p>
      <text:p text:style-name="P12"><text:s text:c="4"/>name:</text:p>
      <text:p text:style-name="P12"><text:s text:c="6"/>type: string</text:p>
      <text:p text:style-name="P12"><text:s text:c="6"/>length: 255</text:p>
      <text:p text:style-name="P12"><text:s text:c="6"/>unique: true</text:p>
      <text:p text:style-name="P11"><text:s text:c="6"/><text:span text:style-name="T10">gedmo</text:span>:</text:p>
      <text:p text:style-name="P11"><text:s text:c="8"/>- translatable</text:p>
      <text:p text:style-name="P12"><text:s text:c="4"/>slug:</text:p>
      <text:p text:style-name="P12"><text:s text:c="6"/>type: string</text:p>
      <text:p text:style-name="P12"><text:s text:c="6"/>length: 255</text:p>
      <text:p text:style-name="P12"><text:s text:c="6"/>unique: true</text:p>
      <text:p text:style-name="P12"><text:s text:c="2"/>oneToMany:</text:p>
      <text:p text:style-name="P27"><text:s text:c="4"/>jobs:</text:p>
      <text:p text:style-name="P27"><text:s text:c="6"/>targetEntity: Job</text:p>
      <text:p text:style-name="P27"><text:s text:c="6"/>mappedBy: category</text:p>
      <text:p text:style-name="P27"><text:s text:c="2"/>manyToMany:</text:p>
      <text:p text:style-name="P27"><text:s text:c="4"/>affiliates:</text:p>
      <text:p text:style-name="P27"><text:s text:c="6"/>targetEntity: Affiliate</text:p>
      <text:p text:style-name="P27"><text:s text:c="6"/>mappedBy: categories</text:p>
      <text:p text:style-name="P12"><text:s text:c="2"/>lifecycleCallbacks:</text:p>
      <text:p text:style-name="P12"><text:s text:c="4"/>prePersist: [ setSlugValue ]</text:p>
      <text:p text:style-name="P12"><text:s text:c="4"/>preUpdate: [ setSlugValue ]</text:p>
      <text:p text:style-name="P6"/>
      <text:p text:style-name="P5"><text:soft-page-break/>php app/console doctrine:schema:update --force</text:p>
      <text:p text:style-name="P6">Nothing to update - your database is already in sync with the current entity metadata.</text:p>
      <text:p text:style-name="P6">Tłumaczenie: Nic do aktualizacji - baza danych jest już zsynchronizowane z aktualnym metadanych podmiotu.</text:p>
      <text:p text:style-name="P6"/>
      <text:p text:style-name="P6">6. Wprowadzamy zmiany w pliku</text:p>
      <text:p text:style-name="P6">//src/Ens/JobeetBundle/Entity/Category.php</text:p>
      <text:p text:style-name="P9">&lt;?php</text:p>
      <text:p text:style-name="P15">namespace Ens\JobeetBundle\Entity;</text:p>
      <text:p text:style-name="P12"/>
      <text:p text:style-name="P11"><text:span text:style-name="T9">use </text:span>Gedmo\Mapping\Annotation <text:span text:style-name="T9">as </text:span>Gedmo;</text:p>
      <text:p text:style-name="P12"><text:span text:style-name="T8">use </text:span><text:span text:style-name="T6">Doctrine\ORM\Mapping </text:span><text:span text:style-name="T8">as </text:span><text:span text:style-name="T6">ORM;</text:span></text:p>
      <text:p text:style-name="P11"><text:span text:style-name="T9">use </text:span>Gedmo\Translatable\Translatable;</text:p>
      <text:p text:style-name="P12"/>
      <text:p text:style-name="P12"><text:span text:style-name="T8">use </text:span><text:span text:style-name="T6">Ens\JobeetBundle\Utils\Jobeet;</text:span></text:p>
      <text:p text:style-name="P12"/>
      <text:p text:style-name="P16">/**</text:p>
      <text:p text:style-name="P16"><text:s/>* Category</text:p>
      <text:p text:style-name="P16"><text:s/>*/</text:p>
      <text:p text:style-name="P12"><text:span text:style-name="T8">class </text:span><text:span text:style-name="T6">Category </text:span><text:span text:style-name="T15">implements </text:span><text:span text:style-name="T14">Translatable</text:span></text:p>
      <text:p text:style-name="P15">{</text:p>
      <text:p text:style-name="P12"><text:span text:style-name="T6"><text:s text:c="4"/></text:span><text:span text:style-name="T11">/**</text:span></text:p>
      <text:p text:style-name="P12"><text:span text:style-name="T11"><text:s text:c="5"/>* </text:span><text:span text:style-name="T12">@var</text:span><text:span text:style-name="T11"> integer</text:span></text:p>
      <text:p text:style-name="P16"><text:s text:c="5"/>*/</text:p>
      <text:p text:style-name="P12"><text:span text:style-name="T6"><text:s text:c="4"/></text:span><text:span text:style-name="T8">private </text:span><text:span text:style-name="T6">$id;</text:span></text:p>
      <text:p text:style-name="P12"/>
      <text:p text:style-name="P12"><text:span text:style-name="T6"><text:s text:c="4"/></text:span><text:span text:style-name="T11">/**</text:span></text:p>
      <text:p text:style-name="P16"><text:s text:c="5"/>* <text:span text:style-name="T14">@Gedmo\Translatable</text:span></text:p>
      <text:p text:style-name="P12"><text:span text:style-name="T11"><text:s text:c="5"/>* </text:span><text:span text:style-name="T12">@var</text:span><text:span text:style-name="T11"> string</text:span></text:p>
      <text:p text:style-name="P16"><text:s text:c="5"/>*/</text:p>
      <text:p text:style-name="P12"><text:span text:style-name="T6"><text:s text:c="4"/></text:span><text:span text:style-name="T8">private </text:span><text:span text:style-name="T6">$name;</text:span></text:p>
      <text:p text:style-name="P12"/>
      <text:p text:style-name="P12"><text:span text:style-name="T6"><text:s text:c="4"/></text:span><text:span text:style-name="T11">/**</text:span></text:p>
      <text:p text:style-name="P12"><text:span text:style-name="T11"><text:s text:c="5"/>* </text:span><text:span text:style-name="T12">@var</text:span><text:span text:style-name="T11"> \Doctrine\Common\Collections\Collection</text:span></text:p>
      <text:p text:style-name="P16"><text:s text:c="5"/>*/</text:p>
      <text:p text:style-name="P12"><text:span text:style-name="T6"><text:s text:c="4"/></text:span><text:span text:style-name="T8">private </text:span><text:span text:style-name="T6">$jobs;</text:span></text:p>
      <text:p text:style-name="P12"/>
      <text:p text:style-name="P12"><text:span text:style-name="T6"><text:s text:c="4"/></text:span><text:span text:style-name="T11">/**</text:span></text:p>
      <text:p text:style-name="P12"><text:span text:style-name="T11"><text:s text:c="5"/>* </text:span><text:span text:style-name="T12">@var</text:span><text:span text:style-name="T11"> \Doctrine\Common\Collections\Collection</text:span></text:p>
      <text:p text:style-name="P16"><text:s text:c="5"/>*/</text:p>
      <text:p text:style-name="P12"><text:span text:style-name="T6"><text:s text:c="4"/></text:span><text:span text:style-name="T8">private </text:span><text:span text:style-name="T6">$category_affiliates;</text:span></text:p>
      <text:p text:style-name="P12"><text:span text:style-name="T6"><text:s text:c="4"/></text:span><text:span text:style-name="T8">private </text:span><text:span text:style-name="T6">$active_jobs;</text:span></text:p>
      <text:p text:style-name="P12"><text:span text:style-name="T6"><text:s text:c="4"/></text:span><text:span text:style-name="T8">private </text:span><text:span text:style-name="T6">$more_jobs;</text:span></text:p>
      <text:p text:style-name="P15"><text:s text:c="4"/></text:p>
      <text:p text:style-name="P11"><text:s text:c="4"/><text:span text:style-name="T9">private </text:span>$localeField;</text:p>
      <text:p text:style-name="P11"><text:s text:c="4"/><text:span text:style-name="T9">private </text:span>$locale;</text:p>
      <text:p text:style-name="P11"><text:s text:c="4"/></text:p>
      <text:p text:style-name="P11"><text:s text:c="4"/><text:span text:style-name="T9">public function </text:span>setTranslatableLocale($locale)</text:p>
      <text:p text:style-name="P11"><text:s text:c="5"/>{</text:p>
      <text:p text:style-name="P11"><text:s text:c="9"/>$this-&gt;locale = $locale;</text:p>
      <text:p text:style-name="P11"><text:s text:c="5"/>}</text:p>
      <text:p text:style-name="P12"/>
      <text:p text:style-name="P12"><text:span text:style-name="T6"><text:s text:c="4"/></text:span><text:span text:style-name="T11">/**</text:span></text:p>
      <text:p text:style-name="P16"><text:s text:c="5"/>* Constructor</text:p>
      <text:p text:style-name="P16"><text:s text:c="5"/>*/</text:p>
      <text:p text:style-name="P12"><text:span text:style-name="T6"><text:s text:c="4"/></text:span><text:span text:style-name="T8">public function </text:span><text:span text:style-name="T6">__construct()</text:span></text:p>
      <text:p text:style-name="P15"><text:s text:c="4"/>{</text:p>
      <text:p text:style-name="P12"><text:span text:style-name="T6"><text:s text:c="8"/>$this-&gt;jobs = </text:span><text:span text:style-name="T8">new </text:span><text:span text:style-name="T6">\Doctrine\Common\Collections\ArrayCollection();</text:span></text:p>
      <text:p text:style-name="P12"><text:span text:style-name="T6"><text:s text:c="8"/>$this-&gt;category_affiliates = </text:span><text:span text:style-name="T8">new </text:span><text:span text:style-name="T6">\Doctrine\Common\Collections\ArrayCollection();</text:span></text:p>
      <text:p text:style-name="P15"><text:s text:c="4"/>}</text:p>
      <text:p text:style-name="P15"><text:s text:c="4"/></text:p>
      <text:p text:style-name="P16"/>
      <text:p text:style-name="P15"><text:s text:c="3"/>...</text:p>
      <text:p text:style-name="P15"><text:soft-page-break/>}</text:p>
      <text:p text:style-name="P6">8. Fixtures</text:p>
      <text:p text:style-name="P6">//src/Ens/JobeetBundle/DataFixtures/ORM/LoadCategoryData.php</text:p>
      <text:p text:style-name="P6"/>
      <text:p text:style-name="P9">&lt;?php</text:p>
      <text:p text:style-name="P12"/>
      <text:p text:style-name="P17">// src/Ens/JobeetBundle/DataFixtures/ORM/LoadCategoryData.php</text:p>
      <text:p text:style-name="P15">namespace Ens\JobeetBundle\DataFixtures\ORM;</text:p>
      <text:p text:style-name="P15"><text:s/></text:p>
      <text:p text:style-name="P12"><text:span text:style-name="T8">use </text:span><text:span text:style-name="T6">Doctrine\Common\Persistence\ObjectManager;</text:span></text:p>
      <text:p text:style-name="P12"><text:span text:style-name="T8">use </text:span><text:span text:style-name="T6">Doctrine\Common\DataFixtures\AbstractFixture;</text:span></text:p>
      <text:p text:style-name="P12"><text:span text:style-name="T8">use </text:span><text:span text:style-name="T6">Doctrine\Common\DataFixtures\OrderedFixtureInterface;</text:span></text:p>
      <text:p text:style-name="P12"><text:span text:style-name="T8">use </text:span><text:span text:style-name="T6">Ens\JobeetBundle\Entity\Category;</text:span></text:p>
      <text:p text:style-name="P15"><text:s/></text:p>
      <text:p text:style-name="P12"><text:span text:style-name="T8">class </text:span><text:span text:style-name="T6">LoadCategoryData </text:span><text:span text:style-name="T8">extends </text:span><text:span text:style-name="T6">AbstractFixture </text:span><text:span text:style-name="T8">implements </text:span><text:span text:style-name="T6">OrderedFixtureInterface</text:span></text:p>
      <text:p text:style-name="P15">{</text:p>
      <text:p text:style-name="P12"><text:span text:style-name="T6"><text:s text:c="2"/></text:span><text:span text:style-name="T8">public function </text:span><text:span text:style-name="T6">load(ObjectManager $em)</text:span></text:p>
      <text:p text:style-name="P15"><text:s text:c="2"/>{</text:p>
      <text:p text:style-name="P11"><text:s text:c="4"/>$repository = $em-&gt;getRepository('Gedmo\\Translatable\\Entity\\Translation');</text:p>
      <text:p text:style-name="P15"><text:s text:c="4"/></text:p>
      <text:p text:style-name="P12"><text:span text:style-name="T6"><text:s text:c="4"/>$design = </text:span><text:span text:style-name="T8">new </text:span><text:span text:style-name="T6">Category();</text:span></text:p>
      <text:p text:style-name="P12"><text:span text:style-name="T6"><text:s text:c="4"/>$design-&gt;setName(</text:span><text:span text:style-name="T13">'Design'</text:span><text:span text:style-name="T6">);</text:span></text:p>
      <text:p text:style-name="P15"><text:s text:c="4"/></text:p>
      <text:p text:style-name="P11"><text:s text:c="4"/>$repository</text:p>
      <text:p text:style-name="P11"><text:s text:c="4"/><text:tab/>-&gt;translate($design, 'name', 'fr', 'Design fr')</text:p>
      <text:p text:style-name="P11"><text:s text:c="4"/><text:tab/>-&gt;translate($design, 'name', 'ru', 'Design ru');</text:p>
      <text:p text:style-name="P12"/>
      <text:p text:style-name="P12"><text:span text:style-name="T6"><text:s text:c="4"/>$programming = </text:span><text:span text:style-name="T8">new </text:span><text:span text:style-name="T6">Category();</text:span></text:p>
      <text:p text:style-name="P12"><text:span text:style-name="T6"><text:s text:c="4"/>$programming-&gt;setName(</text:span><text:span text:style-name="T13">'Programming'</text:span><text:span text:style-name="T6">);</text:span></text:p>
      <text:p text:style-name="P15"><text:s/></text:p>
      <text:p text:style-name="P12"><text:span text:style-name="T6"><text:s text:c="4"/>$manager = </text:span><text:span text:style-name="T8">new </text:span><text:span text:style-name="T6">Category();</text:span></text:p>
      <text:p text:style-name="P12"><text:span text:style-name="T6"><text:s text:c="4"/>$manager-&gt;setName(</text:span><text:span text:style-name="T13">'Manager'</text:span><text:span text:style-name="T6">);</text:span></text:p>
      <text:p text:style-name="P15"><text:s/></text:p>
      <text:p text:style-name="P12"><text:span text:style-name="T6"><text:s text:c="4"/>$administrator = </text:span><text:span text:style-name="T8">new </text:span><text:span text:style-name="T6">Category();</text:span></text:p>
      <text:p text:style-name="P12"><text:span text:style-name="T6"><text:s text:c="4"/>$administrator-&gt;setName(</text:span><text:span text:style-name="T13">'Administrator'</text:span><text:span text:style-name="T6">);</text:span></text:p>
      <text:p text:style-name="P15"><text:s/></text:p>
      <text:p text:style-name="P15"><text:s text:c="4"/>$em-&gt;persist($design);</text:p>
      <text:p text:style-name="P15"><text:s text:c="4"/>$em-&gt;persist($programming);</text:p>
      <text:p text:style-name="P15"><text:s text:c="4"/>$em-&gt;persist($manager);</text:p>
      <text:p text:style-name="P15"><text:s text:c="4"/>$em-&gt;persist($administrator);</text:p>
      <text:p text:style-name="P15"><text:s/></text:p>
      <text:p text:style-name="P15"><text:s text:c="4"/>$em-&gt;flush();</text:p>
      <text:p text:style-name="P15"><text:s/></text:p>
      <text:p text:style-name="P12"><text:span text:style-name="T6"><text:s text:c="4"/>$this-&gt;addReference(</text:span><text:span text:style-name="T13">'category-design'</text:span><text:span text:style-name="T6">, $design);</text:span></text:p>
      <text:p text:style-name="P12"><text:span text:style-name="T6"><text:s text:c="4"/>$this-&gt;addReference(</text:span><text:span text:style-name="T13">'category-programming'</text:span><text:span text:style-name="T6">, $programming);</text:span></text:p>
      <text:p text:style-name="P12"><text:span text:style-name="T6"><text:s text:c="4"/>$this-&gt;addReference(</text:span><text:span text:style-name="T13">'category-manager'</text:span><text:span text:style-name="T6">, $manager);</text:span></text:p>
      <text:p text:style-name="P12"><text:span text:style-name="T6"><text:s text:c="4"/>$this-&gt;addReference(</text:span><text:span text:style-name="T13">'category-administrator'</text:span><text:span text:style-name="T6">, $administrator);</text:span></text:p>
      <text:p text:style-name="P15"><text:s text:c="2"/>}</text:p>
      <text:p text:style-name="P15"><text:s/></text:p>
      <text:p text:style-name="P12"><text:span text:style-name="T6"><text:s text:c="2"/></text:span><text:span text:style-name="T8">public function </text:span><text:span text:style-name="T6">getOrder()</text:span></text:p>
      <text:p text:style-name="P15"><text:s text:c="2"/>{</text:p>
      <text:p text:style-name="P12"><text:span text:style-name="T6"><text:s text:c="4"/></text:span><text:span text:style-name="T8">return </text:span><text:span text:style-name="T6">1; </text:span><text:span text:style-name="T16">// the order in which fixtures will be loaded</text:span></text:p>
      <text:p text:style-name="P15"><text:s text:c="2"/>}</text:p>
      <text:p text:style-name="P15">}</text:p>
      <text:p text:style-name="P6"/>
      <text:p text:style-name="Standard"><text:span text:style-name="T3">9. Wczytanie nowych danych do tabeli </text:span><text:span text:style-name="Source_20_Text"><text:span text:style-name="T5">ext_translations</text:span></text:span><text:span text:style-name="T5"> </text:span></text:p>
      <text:p text:style-name="P1"/>
      <text:p text:style-name="P1">php app/console doctrine:fixtures:load</text:p>
      <text:p text:style-name="P1"/>
      <text:p text:style-name="P2">10. Czyszczenie cache</text:p>
      <text:p text:style-name="P2"/>
      <text:p text:style-name="P13">php app/console cache:clear --env=prod</text:p>
      <text:p text:style-name="P13"><text:soft-page-break/>php app/console cache:clear –env=dev</text:p>
      <text:p text:style-name="P19">???</text:p>
      <text:p text:style-name="P19"/>
      <text:p text:style-name="P19">http://flossblog.wordpress.com/2012/04/13/configurando-doctrineextensions-en-symfony-2/</text:p>
      <text:p text:style-name="P18"/>
      <text:p text:style-name="P18">Dodanie tabeli w której zostaną zapisane tłumaczenia:</text:p>
      <text:p text:style-name="P18">1.</text:p>
      <text:p text:style-name="P18">src\Ens\JobeetBundle\Entity\Translation\CategoryTranslation.php</text:p>
      <text:p text:style-name="P18"/>
      <text:p text:style-name="P21">&lt;?php</text:p>
      <text:p text:style-name="P15">namespace Ens\JobeetBundle\Entity\Translation;</text:p>
      <text:p text:style-name="P12"/>
      <text:p text:style-name="P12"><text:span text:style-name="T8">use </text:span><text:span text:style-name="T6">Doctrine\ORM\Mapping </text:span><text:span text:style-name="T8">as </text:span><text:span text:style-name="T6">ORM;</text:span></text:p>
      <text:p text:style-name="P12"><text:span text:style-name="T8">use </text:span><text:span text:style-name="T6">Gedmo\Translatable\Entity\MappedSuperclass\AbstractTranslation;</text:span></text:p>
      <text:p text:style-name="P16">/**</text:p>
      <text:p text:style-name="P16"><text:s/>* @ORM\Table(name="ext_translations_category", indexes={</text:p>
      <text:p text:style-name="P16"><text:s/>* <text:s text:c="5"/>@ORM\Index(name="category_translation_idx", columns={"locale", "object_class", "field", "foreign_key"})</text:p>
      <text:p text:style-name="P16"><text:s/>* })</text:p>
      <text:p text:style-name="P16"><text:s/>* @ORM\Entity(repositoryClass="Gedmo\Translatable\Entity\Repository\TranslationRepository")</text:p>
      <text:p text:style-name="P16"><text:s/>*/</text:p>
      <text:p text:style-name="P12"><text:span text:style-name="T8">class </text:span><text:span text:style-name="T6">CategoryTranslation </text:span><text:span text:style-name="T8">extends </text:span><text:span text:style-name="T6">AbstractTranslation</text:span></text:p>
      <text:p text:style-name="P15">{</text:p>
      <text:p text:style-name="P12"><text:span text:style-name="T6"><text:s text:c="4"/></text:span><text:span text:style-name="T11">/**</text:span></text:p>
      <text:p text:style-name="P16"><text:s text:c="5"/>* All required columns are mapped through inherited superclass</text:p>
      <text:p text:style-name="P16"><text:s text:c="5"/>*/</text:p>
      <text:p text:style-name="P15">}</text:p>
      <text:p text:style-name="P18"/>
      <text:p text:style-name="P18">2.</text:p>
      <text:p text:style-name="P22">//src/Ens/JobeetBundle/Entity/Category.php</text:p>
      <text:p text:style-name="P20">&lt;?php</text:p>
      <text:p text:style-name="P12"/>
      <text:p text:style-name="P15">namespace Ens\JobeetBundle\Entity;</text:p>
      <text:p text:style-name="P12"/>
      <text:p text:style-name="P12"><text:span text:style-name="T8">use </text:span><text:span text:style-name="T6">Gedmo\Mapping\Annotation </text:span><text:span text:style-name="T8">as </text:span><text:span text:style-name="T6">Gedmo;</text:span></text:p>
      <text:p text:style-name="P12"><text:span text:style-name="T8">use </text:span><text:span text:style-name="T6">Doctrine\ORM\Mapping </text:span><text:span text:style-name="T8">as </text:span><text:span text:style-name="T6">ORM;</text:span></text:p>
      <text:p text:style-name="P12"><text:span text:style-name="T8">use </text:span><text:span text:style-name="T6">Gedmo\Translatable\Translatable;</text:span></text:p>
      <text:p text:style-name="P12"/>
      <text:p text:style-name="P12"><text:span text:style-name="T8">use </text:span><text:span text:style-name="T6">Ens\JobeetBundle\Utils\Jobeet;</text:span></text:p>
      <text:p text:style-name="P12"/>
      <text:p text:style-name="P16">/**</text:p>
      <text:p text:style-name="P16"><text:s/>* Category</text:p>
      <text:p text:style-name="P16"><text:span text:style-name="T14"><text:s/>*</text:span> <text:span text:style-name="T14">@Gedmo\TranslationEntity(class="Ens\JobeetBundle\Entity\Translation\CategoryTranslation")</text:span></text:p>
      <text:p text:style-name="P16"><text:s/>*/</text:p>
      <text:p text:style-name="P12"><text:span text:style-name="T8">class </text:span><text:span text:style-name="T6">Category </text:span><text:span text:style-name="T8">implements </text:span><text:span text:style-name="T6">Translatable</text:span></text:p>
      <text:p text:style-name="P15">{</text:p>
      <text:p text:style-name="P12"><text:span text:style-name="T6"><text:s text:c="4"/></text:span><text:span text:style-name="T11">/**</text:span></text:p>
      <text:p text:style-name="P12"><text:span text:style-name="T11"><text:s text:c="5"/>* </text:span><text:span text:style-name="T12">@var</text:span><text:span text:style-name="T11"> integer</text:span></text:p>
      <text:p text:style-name="P16"><text:s text:c="5"/>*/</text:p>
      <text:p text:style-name="P12"><text:span text:style-name="T6"><text:s text:c="4"/></text:span><text:span text:style-name="T8">private </text:span><text:span text:style-name="T6">$id;</text:span></text:p>
      <text:p text:style-name="P12"/>
      <text:p text:style-name="P12"><text:span text:style-name="T6"><text:s text:c="4"/></text:span><text:span text:style-name="T11">/**</text:span></text:p>
      <text:p text:style-name="P16"><text:s text:c="5"/>* @Gedmo\Translatable</text:p>
      <text:p text:style-name="P12"><text:span text:style-name="T11"><text:s text:c="5"/>* </text:span><text:span text:style-name="T12">@var</text:span><text:span text:style-name="T11"> string</text:span></text:p>
      <text:p text:style-name="P16"><text:s text:c="5"/>*/</text:p>
      <text:p text:style-name="P12"><text:span text:style-name="T6"><text:s text:c="4"/></text:span><text:span text:style-name="T8">private </text:span><text:span text:style-name="T6">$name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29T16:16:00.44</dc:date>
    <dc:creator>szymon idczak</dc:creator>
    <meta:generator>OpenOffice.org/3.3$Win32 OpenOffice.org_project/330m20$Build-9567</meta:generator>
    <meta:editing-duration>PT9H17M51S</meta:editing-duration>
    <meta:editing-cycles>46</meta:editing-cycles>
    <meta:document-statistic meta:table-count="0" meta:image-count="0" meta:object-count="0" meta:page-count="5" meta:paragraph-count="259" meta:word-count="577" meta:character-count="7723"/>
  </office:meta>
</office:document-meta>
</file>